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2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2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2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3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3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3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3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3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3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3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3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3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3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4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4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4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4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4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4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4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4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4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4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5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5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5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5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5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5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5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5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58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60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66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67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68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69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70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71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72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73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74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75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7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77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78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79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80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8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8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8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8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8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87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88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89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90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91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2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93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94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9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9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9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9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9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0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officeooo:rsid="00196d38"/>
    </style:style>
    <style:style style:name="T20" style:family="text">
      <style:text-properties officeooo:rsid="002cc455"/>
    </style:style>
    <style:style style:name="T21" style:family="text">
      <style:text-properties officeooo:rsid="003eb00a"/>
    </style:style>
    <style:style style:name="T22" style:family="text">
      <style:text-properties officeooo:rsid="00492d23"/>
    </style:style>
    <style:style style:name="T23" style:family="text">
      <style:text-properties officeooo:rsid="004efee5"/>
    </style:style>
    <style:style style:name="T24" style:family="text">
      <style:text-properties officeooo:rsid="0057a9dc"/>
    </style:style>
    <style:style style:name="T25" style:family="text">
      <style:text-properties officeooo:rsid="005cf8dc"/>
    </style:style>
    <style:style style:name="T26" style:family="text">
      <style:text-properties officeooo:rsid="0061dc06"/>
    </style:style>
    <style:style style:name="T27" style:family="text">
      <style:text-properties officeooo:rsid="00665d07"/>
    </style:style>
    <style:style style:name="T28" style:family="text">
      <style:text-properties officeooo:rsid="006ca55b"/>
    </style:style>
    <style:style style:name="T29" style:family="text">
      <style:text-properties officeooo:rsid="006e3098"/>
    </style:style>
    <style:style style:name="T30" style:family="text">
      <style:text-properties officeooo:rsid="00770aa9"/>
    </style:style>
    <style:style style:name="T31" style:family="text">
      <style:text-properties officeooo:rsid="007b7099"/>
    </style:style>
    <style:style style:name="T32" style:family="text">
      <style:text-properties officeooo:rsid="007d15c5"/>
    </style:style>
    <style:style style:name="T33" style:family="text">
      <style:text-properties officeooo:rsid="007ed59c"/>
    </style:style>
    <style:style style:name="T34" style:family="text">
      <style:text-properties officeooo:rsid="0089ec5a"/>
    </style:style>
    <style:style style:name="T35" style:family="text">
      <style:text-properties officeooo:rsid="008a6286"/>
    </style:style>
    <style:style style:name="T36" style:family="text">
      <style:text-properties officeooo:rsid="008c63d3"/>
    </style:style>
    <style:style style:name="T37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Notes on AWS – Solutions Architect Associate Exam</text:p>
      <text:p text:style-name="P1">Types of exams rated with difficulty </text:p>
      <text:list xml:id="list2921205086" text:style-name="L1">
        <text:list-item>
          <text:p text:style-name="P60">CCP</text:p>
        </text:list-item>
        <text:list-item>
          <text:p text:style-name="P60">solutions architect</text:p>
        </text:list-item>
        <text:list-item>
          <text:p text:style-name="P60">sysops</text:p>
        </text:list-item>
        <text:list-item>
          <text:p text:style-name="P60">developer associate</text:p>
        </text:list-item>
        <text:list-item>
          <text:p text:style-name="P60">security specialty</text:p>
        </text:list-item>
        <text:list-item>
          <text:p text:style-name="P60">advanced netowrking speciality</text:p>
        </text:list-item>
        <text:list-item>
          <text:p text:style-name="P60">devops pro</text:p>
        </text:list-item>
        <text:list-item>
          <text:p text:style-name="P60">solutions architect pro</text:p>
        </text:list-item>
      </text:list>
      <text:p text:style-name="P1"/>
      <text:p text:style-name="P2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29">History of AWS</text:p>
      <text:p text:style-name="P27">Chris Pinkham and Benjamin black presented a paper on internal infrastructure.</text:p>
      <text:p text:style-name="P27">Business case – <text:span text:style-name="T4">sell</text:span><text:span text:style-name="T5">ing extra computing power to others.</text:span></text:p>
      <text:p text:style-name="P28">First service SQS – Simple queue service – <text:span text:style-name="T19">2004</text:span></text:p>
      <text:p text:style-name="P5">AWS – launched in 2006 </text:p>
      <text:p text:style-name="P30">2007 over 180K developers on the platform </text:p>
      <text:p text:style-name="P31">2010 – <text:span text:style-name="T4">Re:Invent conference for AWS develo</text:span><text:span text:style-name="T6">pers </text:span></text:p>
      <text:p text:style-name="P32">2013<text:span text:style-name="T4"> certs launched.</text:span></text:p>
      <text:p text:style-name="P6"/>
      <text:p text:style-name="P59"><text:span text:style-name="T37">AWS – 10000 Foot Overview</text:span> </text:p>
      <text:p text:style-name="P3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34">Region – <text:span text:style-name="T4">has 2 or more AZ.</text:span></text:p>
      <text:p text:style-name="P9"/>
      <text:p text:style-name="P35">Cloud Front – AWS’s CDN, <text:s/><text:span text:style-name="T7">It uses </text:span><text:span text:style-name="T20">Edge locations, </text:span><text:span text:style-name="T7">endpoints that cache content. </text:span></text:p>
      <text:p text:style-name="P36">There are more than 150 edge locations.</text:p>
      <text:p text:style-name="P13"/>
      <text:p text:style-name="P102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37">You can </text:p>
      <text:list xml:id="list113457807" text:style-name="L2">
        <text:list-item>
          <text:p text:style-name="P61">share access </text:p>
        </text:list-item>
        <text:list-item>
          <text:p text:style-name="P61">granular access – login with FB, gmail </text:p>
        </text:list-item>
        <text:list-item>
          <text:p text:style-name="P61">identity federation – use with AD, Facebook, LinkedIn </text:p>
        </text:list-item>
        <text:list-item>
          <text:p text:style-name="P62">has MFA2 </text:p>
        </text:list-item>
        <text:list-item>
          <text:p text:style-name="P63">temp access to users/devices</text:p>
        </text:list-item>
        <text:list-item>
          <text:p text:style-name="P64">has password rotation policy </text:p>
        </text:list-item>
        <text:list-item>
          <text:p text:style-name="P65">supports PCI-DSS compliance </text:p>
        </text:list-item>
      </text:list>
      <text:p text:style-name="P39"><text:soft-page-break/>User – <text:span text:style-name="T4">individual users</text:span></text:p>
      <text:p text:style-name="P39"><text:span text:style-name="T4"><text:tab/></text:span><text:span text:style-name="T21">Power users – </text:span><text:span text:style-name="T10">access to aws services except for management of groups and users</text:span><text:span text:style-name="T4"> </text:span></text:p>
      <text:p text:style-name="P39"><text:span text:style-name="T4"><text:tab/></text:span><text:span text:style-name="T11">-all users are configured globally</text:span></text:p>
      <text:p text:style-name="P38">Groups – <text:span text:style-name="T4">can apply certain security settings to many uses</text:span></text:p>
      <text:p text:style-name="P38">Policies – <text:span text:style-name="T4">guidelines for how security settings should be applied, </text:span><text:span text:style-name="T8">appear in JSON format </text:span></text:p>
      <text:p text:style-name="P38"><text:span text:style-name="T8"><text:tab/>-</text:span><text:span text:style-name="T11">all policies are configured for global use</text:span></text:p>
      <text:p text:style-name="P40">Roles – <text:span text:style-name="T9">create a role and assign to a resource, manage CIA to resources (e.g. read, read/write)</text:span></text:p>
      <text:p text:style-name="P42"/>
      <text:p text:style-name="P4"/>
      <text:p text:style-name="P41">CloudWatch</text:p>
      <text:p text:style-name="P12">You can setup alerts to notify you when resources are passed a certain threshold, costs are at a certain percent and other crteria. </text:p>
      <text:p text:style-name="P4"/>
      <text:p text:style-name="P103">S3 and CloudFront</text:p>
      <text:p text:style-name="P44">S3 – Object storage – <text:span text:style-name="T4">secure, durable, highly scalable storage, object-based storage </text:span></text:p>
      <text:p text:style-name="P44">Read after write consistency – <text:span text:style-name="T4">just means you can read the file after a successful upload</text:span></text:p>
      <text:p text:style-name="P44">Eventual consistency – <text:span text:style-name="T4">you’ll have to wait before reading the file you uploaded, overwrite specific </text:span></text:p>
      <text:p text:style-name="P44">S3 schema – <text:span text:style-name="T4">key value pair, version ID</text:span></text:p>
      <text:p text:style-name="P14">- it can be under control lists, and is available for torrenting</text:p>
      <text:p text:style-name="P44">It has 11 9s availability </text:p>
      <text:p text:style-name="P14"/>
      <text:p text:style-name="P44">Tiers of S3</text:p>
      <text:p text:style-name="P44">Standard – <text:span text:style-name="T4">normal, 11 9s of </text:span><text:span text:style-name="T18">durability. 2 9’s availability </text:span><text:span text:style-name="T4"><text:s/></text:span></text:p>
      <text:p text:style-name="P44">S3 – IA (infrequent access) – <text:span text:style-name="T4">lower fees </text:span></text:p>
      <text:p text:style-name="P44">S3 – 1 AZ, IA - <text:span text:style-name="T4">`1 avaialbility zone, 1 infrequent access </text:span></text:p>
      <text:p text:style-name="P100">S3 – RRS – Reduced Redundancy storage – <text:span text:style-name="T4">99.99 avaialability</text:span> </text:p>
      <text:p text:style-name="P44">s3 glacier – <text:span text:style-name="T4">used for data archive,3 types – standard, expedited, bulk </text:span></text:p>
      <text:p text:style-name="P14"/>
      <text:p text:style-name="P4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44">CloudFront - CDN Overview </text:p>
      <text:p text:style-name="P44">Network of edge locations that are used to serve data faster, way to acccess data, </text:p>
      <text:p text:style-name="P14">Origin – where the locations fetch their data </text:p>
      <text:p text:style-name="P44">CloudFront can host any AWS service and non-aws origin server </text:p>
      <text:p text:style-name="P14"/>
      <text:p text:style-name="P44">How CloudFront is billed </text:p>
      <text:p text:style-name="P14">Charged for clearing objects </text:p>
      <text:p text:style-name="P4"/>
      <text:p text:style-name="P4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45"/>
      <text:p text:style-name="P4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46">Cross Region Replication <text:span text:style-name="T2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47">You must run these commands to view them from the CLI.</text:p>
      <text:p text:style-name="P18">Install these tools</text:p>
      <text:list xml:id="list3952511888" text:style-name="L3">
        <text:list-item>
          <text:p text:style-name="P67">curl "https://s3.amazonaws.com/aws-cli/awscli-bundle.zip" -o "awscli-bundle.zip"</text:p>
        </text:list-item>
        <text:list-item>
          <text:p text:style-name="P67">unzip awscli-bundle.zip</text:p>
        </text:list-item>
        <text:list-item>
          <text:p text:style-name="P67">./awscli-bundle/install -b ~/bin/aws</text:p>
        </text:list-item>
        <text:list-item>
          <text:p text:style-name="P68"/>
        </text:list-item>
      </text:list>
      <text:p text:style-name="P4"/>
      <text:p text:style-name="P48">After install run these:</text:p>
      <text:list xml:id="list2872704507" text:style-name="L4">
        <text:list-item>
          <text:p text:style-name="P69"><text:span text:style-name="T1">aws configure </text:span>– enter in your access key and secret ID</text:p>
        </text:list-item>
        <text:list-item>
          <text:p text:style-name="P69"><text:span text:style-name="T1">aws s3 ls </text:span>– list out all your s3 buckets</text:p>
        </text:list-item>
        <text:list-item>
          <text:p text:style-name="P89">aws s3 cp – recursive <text:span text:style-name="T23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49">NOTE: When deleting files in the origin bucket, it WONT delete them in the destination bucket. <text:span text:style-name="T4">This is an AWS security measure.</text:span></text:p>
      <text:p text:style-name="P70">You cannot use daisy chaining. </text:p>
      <text:p text:style-name="P58"/>
      <text:p text:style-name="P50">Lifecycle Management – S3 – IA &amp; Glacier <text:span text:style-name="T24">Lab</text:span></text:p>
      <text:p text:style-name="P5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5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99">Distribution – <text:span text:style-name="T17">Web distribution and RTMP (media streaming)</text:span></text:p>
      <text:p text:style-name="P21"/>
      <text:p text:style-name="P53">S3 <text:s/>Security and Encryption</text:p>
      <text:p text:style-name="P22">By default, all buckets are private. It used the phrase of least privilege. You start easing up access to this bucket </text:p>
      <text:p text:style-name="P54">4 types of encryption </text:p>
      <text:p text:style-name="P23">IN TRANSIT - <text:span text:style-name="T25">ssl/tls</text:span></text:p>
      <text:p text:style-name="P24">AT REST – </text:p>
      <text:p text:style-name="P71">Service Side encryption –</text:p>
      <text:list xml:id="list2057806927" text:style-name="L5">
        <text:list-item>
          <text:p text:style-name="P72">uses s3 managed keys, EACH OBJECT HAS ITS OWN KEY , use AWS-256 encryption - SSE-S3</text:p>
        </text:list-item>
        <text:list-item>
          <text:p text:style-name="P73">AWS KMS – <text:span text:style-name="T26">Managed keys- SSE-KMS, provides an audit trail </text:span></text:p>
        </text:list-item>
        <text:list-item>
          <text:p text:style-name="P74">SSE -C – customer provided keys, YOU MANAGE THE ENCRYPTION KEYS, <text:span text:style-name="T27">YOU MANAGE THEY KEYS </text:span></text:p>
        </text:list-item>
      </text:list>
      <text:p text:style-name="P25">Client-side encryption – encrypt data on the client, then upload to S3.</text:p>
      <text:p text:style-name="P43"/>
      <text:p text:style-name="P55">S3 Storage gateway </text:p>
      <text:p text:style-name="P55"><text:span text:style-name="T4">connects on premise software appliance with cloud-based storage . </text:span><text:span text:style-name="T13">Connect a web app at your site to the cloud specifically acting as storage </text:span></text:p>
      <text:p text:style-name="P56"><text:soft-page-break/>Download as a VM, <text:span text:style-name="T4">and support it in your datacenter. </text:span></text:p>
      <text:p text:style-name="P75"/>
      <text:p text:style-name="P57">4 types of storage gateway: </text:p>
      <text:list xml:id="list1385289548" text:style-name="L6">
        <text:list-item>
          <text:p text:style-name="P90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90">Volumes gateway (iSCSI) – <text:span text:style-name="T4">block based storage, useful for Operating systems, (e.g. backing up server operating systems and their configurations.) </text:span><text:span text:style-name="T28">WILL SHOW UP AS VIRTUAL HARD DISKS </text:span></text:p>
          <text:list>
            <text:list-item>
              <text:p text:style-name="P76">Stored volumes – store them onsite, <text:span text:style-name="T29">stored as EBS</text:span></text:p>
            </text:list-item>
            <text:list-item>
              <text:p text:style-name="P76">Cached volumes <text:s/>- store recently used to the cloud, <text:span text:style-name="T29">copy most recent data used on prem, other data is uploaded to the cloud, stored in standard S3</text:span></text:p>
            </text:list-item>
          </text:list>
        </text:list-item>
        <text:list-item>
          <text:p text:style-name="P90">Tape Gateway – <text:span text:style-name="T4">VTL – VIRTUAL TAPES – send virtual tapes to the cloud, </text:span></text:p>
        </text:list-item>
      </text:list>
      <text:p text:style-name="P77"/>
      <text:p text:style-name="P91">S3 storage – <text:span text:style-name="T34">S</text:span>nowball</text:p>
      <text:p text:style-name="P82"><text:span text:style-name="T1">import/export</text:span> – old way of transferring data</text:p>
      <text:p text:style-name="P82"/>
      <text:p text:style-name="P80">Storing for data size that is larger (think TB), physical device is shipped to you, you store all data on it and ship it back to AW<text:span text:style-name="T30">S.</text:span></text:p>
      <text:p text:style-name="P80"/>
      <text:p text:style-name="P93">3 types:</text:p>
      <text:list xml:id="list1371600257" text:style-name="L7">
        <text:list-item>
          <text:p text:style-name="P81"><text:span text:style-name="T1">Snowball</text:span> - <text:span text:style-name="T31">petabyte scale data transfer solution, lower cast, more secure, 18TB – 50TB </text:span></text:p>
        </text:list-item>
        <text:list-item>
          <text:p text:style-name="P81"><text:span text:style-name="T1">Snowball Edge </text:span>– <text:span text:style-name="T32">contain 100TB data, onboard storage and computing capability – </text:span><text:span text:style-name="T3">little AWS data center, </text:span><text:span text:style-name="T33">you can run lambda computing capabilities, E.g. airplanes use this to collect data, compute operations on that data, then collect it when the plane lands</text:span></text:p>
        </text:list-item>
        <text:list-item>
          <text:p text:style-name="P94">Snowmobile – <text:span text:style-name="T15">large truck storage – hundreds of petabyte up to exabyte data , </text:span><text:span text:style-name="T16">100PB max size, </text:span></text:p>
        </text:list-item>
      </text:list>
      <text:p text:style-name="P92"/>
      <text:p text:style-name="P95">How to order one -</text:p>
      <text:p text:style-name="P83">It is under the services in the AWS Console. Create a job, then order one.</text:p>
      <text:p text:style-name="P84">You will need a manifest and a secret access code to login to the snowball.</text:p>
      <text:p text:style-name="P84"/>
      <text:p text:style-name="P96">S3 – transfer acceleration</text:p>
      <text:p text:style-name="P85">Transfer acceleration uses Cloudfront to increase the uploads speed to an S3 bucket. <text:line-break/><text:span text:style-name="T35">It uploads the file to an edge location, which will then load that to the origin bucket. </text:span></text:p>
      <text:p text:style-name="P78"/>
      <text:p text:style-name="P97">S3 – Setting up a static website on S<text:span text:style-name="T36">3</text:span></text:p>
      <text:p text:style-name="P86">create a new bucket</text:p>
      <text:p text:style-name="P86">go to permissions and setup static hosting. Specify the host page and error page.</text:p>
      <text:p text:style-name="P86">Use bucket policy to make all objects public.</text:p>
      <text:p text:style-name="P98"><text:s/></text:p>
      <text:p text:style-name="P104">EC2 – Elastic Compute Cloud </text:p>
      <text:p text:style-name="P88">Online Virtual machines, computing capacity </text:p>
      <text:p text:style-name="P78"/>
      <text:p text:style-name="P78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6T18:09:54.666347816</dc:date>
    <meta:editing-duration>PT6H30M58S</meta:editing-duration>
    <meta:editing-cycles>126</meta:editing-cycles>
    <meta:generator>LibreOffice/6.0.7.3$Linux_X86_64 LibreOffice_project/00m0$Build-3</meta:generator>
    <meta:document-statistic meta:table-count="0" meta:image-count="0" meta:object-count="0" meta:page-count="6" meta:paragraph-count="142" meta:word-count="1213" meta:character-count="7348" meta:non-whitespace-character-count="6174"/>
  </office:meta>
</office:document-meta>
</file>